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225</text:p>
      <text:p text:style-name="Standard">1223</text:p>
      <text:p text:style-name="Standard">1218</text:p>
      <text:p text:style-name="Standard">1214</text:p>
      <text:p text:style-name="Standard">1213</text:p>
      <text:p text:style-name="Standard">1129</text:p>
      <text:p text:style-name="Standard">1126</text:p>
      <text:p text:style-name="Standard">1117</text:p>
      <text:p text:style-name="Standard">1111</text:p>
      <text:p text:style-name="Standard">1021</text:p>
      <text:p text:style-name="Standard">1020</text:p>
      <text:p text:style-name="Standard">1013</text:p>
      <text:p text:style-name="Standard">1010</text:p>
      <text:p text:style-name="Standard">1003</text:p>
      <text:p text:style-name="Standard">0915</text:p>
      <text:p text:style-name="Standard">0914</text:p>
      <text:p text:style-name="Standard">0910</text:p>
      <text:p text:style-name="Standard">0909</text:p>
      <text:p text:style-name="Standard">0907</text:p>
      <text:p text:style-name="Standard">0906</text:p>
      <text:p text:style-name="Standard">0905</text:p>
      <text:p text:style-name="Standard">0903</text:p>
      <text:p text:style-name="Standard">0831</text:p>
      <text:p text:style-name="Standard">0830</text:p>
      <text:p text:style-name="Standard">0816</text:p>
      <text:p text:style-name="Standard"/>
      <text:p text:style-name="Standard"/>
      <text:p text:style-name="P1">2012</text:p>
      <text:p text:style-name="Standard"/>
      <text:p text:style-name="Standard"/>
      <text:p text:style-name="Standard"/>
      <text:p text:style-name="Standard">0829</text:p>
      <text:p text:style-name="Standard">0830</text:p>
      <text:p text:style-name="Standard">0831</text:p>
      <text:p text:style-name="Standard">0909</text:p>
      <text:p text:style-name="Standard">0916</text:p>
      <text:p text:style-name="Standard">0918</text:p>
      <text:p text:style-name="Standard">0921</text:p>
      <text:p text:style-name="Standard">1006</text:p>
      <text:p text:style-name="Standard">1007</text:p>
      <text:p text:style-name="Standard">1022</text:p>
      <text:p text:style-name="Standard">1026?</text:p>
      <text:p text:style-name="Standard">1028</text:p>
      <text:p text:style-name="Standard">1112</text:p>
      <text:p text:style-name="Standard">1113</text:p>
      <text:p text:style-name="Standard">1215</text:p>
      <text:p text:style-name="Standard">1217</text:p>
      <text:p text:style-name="Standard">1218</text:p>
      <text:p text:style-name="Standard">1219</text:p>
      <text:p text:style-name="Standard">1221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20:21:25</meta:creation-date>
    <dc:date>2016-05-05T11:48:56</dc:date>
    <meta:editing-duration>PT7M52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45" meta:word-count="45" meta:character-count="181" meta:non-whitespace-character-count="181"/>
  </office:meta>
</office:document-meta>
</file>